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7.625cm"/>
    </style:style>
    <style:style style:name="co12" style:family="table-column">
      <style:table-column-properties fo:break-before="auto" style:column-width="7.733cm"/>
    </style:style>
    <style:style style:name="co13" style:family="table-column">
      <style:table-column-properties fo:break-before="auto" style:column-width="2.614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1.4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018cm" fo:break-before="auto" style:use-optimal-row-height="true"/>
    </style:style>
    <style:style style:name="ro4" style:family="table-row">
      <style:table-row-properties style:row-height="1.965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size="11pt" style:font-size-asian="11pt" style:font-size-complex="11pt"/>
    </style:style>
    <style:style style:name="ce2" style:family="table-cell" style:parent-style-name="Default">
      <style:table-cell-properties style:vertical-align="top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fo:wrap-option="wrap" style:vertical-align="top"/>
      <style:text-properties style:text-position=""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6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37">
      <style:table-cell-properties style:vertical-align="top"/>
      <style:text-properties fo:font-size="11pt" style:font-size-asian="11pt" style:font-size-complex="11pt"/>
    </style:style>
  </office:automatic-styles>
  <office:body>
    <office:spreadsheet>
      <table:table table:name="Risik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sche Testfälle" table:style-name="ta1"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2"/>
        <table:table-column table:style-name="co3" table:number-columns-repeated="1018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4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</text:p>
          </table:table-cell>
          <table:table-cell office:value-type="string" calcext:value-type="string">
            <text:p>Schüler nach bestimmten Suchkriterien suchen und in der Resultat-Tabelle anzeig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4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-Datenblatt anzeigen</text:p>
          </table:table-cell>
          <table:table-cell office:value-type="string" calcext:value-type="string">
            <text:p>Einen in der Resultat-Tabelle ausgewählten Schüler im Datenblatt anzeig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F-FR04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Blättern in Schüler-Datenblatt</text:p>
          </table:table-cell>
          <table:table-cell office:value-type="string" calcext:value-type="string">
            <text:p>Mit den Navigations-Buttons zum vorhergehenden bzw. nachfolgenden Schüler, an den Anfang oder ans Ende in der Resultat-Tabelle blätte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krete Testfälle" table:style-name="ta1">
        <table:table-column table:style-name="co8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9" table:number-columns-repeated="4" table:default-cell-style-name="ce2"/>
        <table:table-column table:style-name="co3" table:number-columns-repeated="1016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F-FR0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ohne Suchkriterium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Nachname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Vorname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Strasse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0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PLZ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0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Ort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0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Festnetz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0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Natel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0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E-Mail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1-1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 Format dd.mm.yyyy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1-1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e Format dd.mm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1-1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e Format yyyy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1-1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e Periode Format mm.yyyy – mm.yyyy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1-1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e Periode Format yyyy - yyyy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1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Rolle Eltern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1-1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Rolle Rechnungsempfänger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1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Rolle alle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1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Status abgemeldet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1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Status alle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2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schlecht weiblich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2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schlecht männlich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1-2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Dispensation dispensiert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1-2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Dispensation nicht dispensiert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04-01-2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konkreten Stammdaten; Status, Dispensation, Geschlecht: Default-Werte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Datenblatt anzeigen</text:p>
          </table:table-cell>
          <table:table-cell office:value-type="string" calcext:value-type="string">
            <text:p>Einen in der Resultat-Tabelle ausgewählten Schüler im Datenblatt anzeigen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4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lättern in Schüler-Datenblatt</text:p>
          </table:table-cell>
          <table:table-cell office:value-type="string" calcext:value-type="string">
            <text:p>Mit den Navigations-Buttons zum vorhergehenden bzw. nachfolgenden Schüler, an den Anfang oder ans Ende in der Resultat-Tabelle blättern</text:p>
          </table:table-cell>
          <table:table-cell table:style-name="ce3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protokoll_2015-07-07" table:style-name="ta1">
        <table:table-column table:style-name="co8" table:default-cell-style-name="ce5"/>
        <table:table-column table:style-name="co10" table:default-cell-style-name="ce5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5"/>
        <table:table-column table:style-name="co15" table:default-cell-style-name="ce5"/>
        <table:table-column table:style-name="co3" table:number-columns-repeated="1013" table:default-cell-style-name="ce5"/>
        <table:table-column table:style-name="co3" table:number-columns-repeated="4" table:default-cell-style-name="ce4"/>
        <table:table-row table:style-name="ro1">
          <table:table-cell table:style-name="ce7" office:value-type="string" calcext:value-type="string">
            <text:p>Datum: 07.07.2015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Version: v0.1.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Umgebung: Entwicklungsumgeb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header-rows>
          <table:table-row table:style-name="ro7">
            <table:table-cell office:value-type="string" calcext:value-type="string">
              <text:p>TF-ID</text:p>
            </table:table-cell>
            <table:table-cell office:value-type="string" calcext:value-type="string">
              <text:p>Typ</text:p>
            </table:table-cell>
            <table:table-cell office:value-type="string" calcext:value-type="string">
              <text:p>Titel</text:p>
            </table:table-cell>
            <table:table-cell office:value-type="string" calcext:value-type="string">
              <text:p>Beschreibung</text:p>
            </table:table-cell>
            <table:table-cell office:value-type="string" calcext:value-type="string">
              <text:p>Bemerkungen</text:p>
            </table:table-cell>
            <table:table-cell office:value-type="string" calcext:value-type="string">
              <text:p>Status</text:p>
            </table:table-cell>
            <table:table-cell office:value-type="string" calcext:value-type="string">
              <text:p>Tester</text:p>
            </table:table-cell>
            <table:table-cell table:number-columns-repeated="1017"/>
          </table:table-row>
        </table:table-header-rows>
        <table:table-row table:style-name="ro2">
          <table:table-cell office:value-type="string" calcext:value-type="string">
            <text:p>TF-FR0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ohne Suchkriterium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Nachname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Vorname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Strasse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PLZ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Ort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Festnetz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Natel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E-Mail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1-1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 Format dd.mm.yyyy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1-1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e Format dd.mm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1-1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e Format yyyy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1-1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e Periode Format mm.yyyy – mm.yyyy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1-1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e Periode Format yyyy - yyyy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1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Rolle Elt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1-1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Rolle Rechnungsempfänger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1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Rolle alle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1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Status abgemeldet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1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Status alle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2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schlecht weiblich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2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schlecht männlich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1-2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Dispensation dispensiert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1-2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Dispensation nicht dispensiert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04-01-2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konkreten Stammdaten; Status, Dispensation, Geschlecht: Default-Werte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Datenblatt anzeigen</text:p>
          </table:table-cell>
          <table:table-cell office:value-type="string" calcext:value-type="string">
            <text:p>Einen in der Resultat-Tabelle ausgewählten Schüler im Datenblatt anzeig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F-FR04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lättern in Schüler-Datenblatt</text:p>
          </table:table-cell>
          <table:table-cell office:value-type="string" calcext:value-type="string">
            <text:p>Mit den Navigations-Buttons zum vorhergehenden bzw. nachfolgenden Schüler, an den Anfang oder ans Ende in der Resultat-Tabelle blätter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Masterarbeit</text:p>
          <text:p>Schüler-Verwaltung Metzenthin</text:p>
        </style:region-center>
        <style:region-right>
          <text:p>Seite <text:page-number>1</text:page-number> von <text:page-count>99</text:page-count></text:p>
        </style:region-right>
      </style:header>
      <style:header-left style:display="false"/>
      <style:footer>
        <style:region-left>
          <text:p><text:title>???</text:title></text:p>
        </style:region-left>
        <style:region-center>
          <text:p/>
          <text:p><text:sheet-name>???</text:sheet-name></text:p>
        </style:region-center>
        <style:region-right>
          <text:p><text:date style:data-style-name="N2" text:date-value="2015-08-23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.00.0000</text:date>, <text:time style:data-style-name="N2" text:time-value="15:04:33.9759139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8-23T15:12:10.651264970</dc:date>
    <meta:editing-duration>PT4H24M18S</meta:editing-duration>
    <meta:editing-cycles>40</meta:editing-cycles>
    <meta:document-statistic meta:table-count="4" meta:cell-count="249" meta:object-count="0"/>
  </office:meta>
</office:document-meta>
</file>